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officeooo:paragraph-rsid="001a821a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a821a" officeooo:paragraph-rsid="001a821a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a821a" officeooo:paragraph-rsid="001dfd51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e2dc7" officeooo:paragraph-rsid="001e2dc7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fo:font-weight="normal" officeooo:rsid="001a821a" officeooo:paragraph-rsid="001a821a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fo:font-weight="normal" officeooo:rsid="001dfd51" officeooo:paragraph-rsid="001dfd5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1a821a"/>
    </style:style>
    <style:style style:name="T1" style:family="text">
      <style:text-properties officeooo:rsid="0008aa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961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22b5"/>
    </style:style>
    <style:style style:name="T6" style:family="text">
      <style:text-properties officeooo:rsid="001b8aec"/>
    </style:style>
    <style:style style:name="T7" style:family="text">
      <style:text-properties officeooo:rsid="001bf676"/>
    </style:style>
    <style:style style:name="T8" style:family="text">
      <style:text-properties officeooo:rsid="001dfd51"/>
    </style:style>
    <style:style style:name="T9" style:family="text">
      <style:text-properties style:font-name="Open Sans" fo:font-size="10pt" style:text-underline-style="none" officeooo:rsid="001dfd51" style:font-size-asian="10pt" style:font-size-complex="10pt"/>
    </style:style>
    <style:style style:name="T10" style:family="text">
      <style:text-properties style:font-name="Open Sans" fo:font-size="10pt" style:text-underline-style="none" officeooo:rsid="001a821a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7">3.4</text:span></text:p>
      <text:p text:style-name="P1"/>
      <text:p text:style-name="P1">Nom : <text:span text:style-name="T3">Livrer une commande</text:span></text:p>
      <text:p text:style-name="P1"/>
      <text:p text:style-name="P1">Acteur(s) : <text:span text:style-name="T3">Livreur</text:span></text:p>
      <text:p text:style-name="P1"/>
      <text:p text:style-name="P1">Description : <text:span text:style-name="T3">Un livreur doit pouvoir changer l’état d’une commande pour indiquer qu’elle a été livrée</text:span></text:p>
      <text:p text:style-name="P1"/>
      <text:p text:style-name="P1">Auteur : </text:p>
      <text:p text:style-name="P1"/>
      <text:p text:style-name="P1">Date : <text:span text:style-name="T3">01/06/2020</text:span></text:p>
      <text:p text:style-name="P1"/>
      <text:p text:style-name="P1">Pré-conditions : <text:span text:style-name="T3">La commande doit être à l’état « Prête »</text:span></text:p>
      <text:p text:style-name="P2"/>
      <text:p text:style-name="P1">Démarrage : <text:span text:style-name="T3">L’utilisateur passe la commande à l’état « En livraison »</text:span></text:p>
      <text:p text:style-name="P1"/>
      <text:p text:style-name="P5">Scénario nominal :</text:p>
      <text:list xml:id="list3286510790" text:style-name="L1">
        <text:list-item>
          <text:p text:style-name="P11">Le système enregistre le nouvel état la commande</text:p>
        </text:list-item>
        <text:list-item>
          <text:p text:style-name="P10">Le système affiche les informations de livraison à l’utilisateur</text:p>
        </text:list-item>
        <text:list-item>
          <text:p text:style-name="P9">Le système averti le client que sa commande est en livraison</text:p>
        </text:list-item>
        <text:list-item>
          <text:p text:style-name="P9">L’utilisateur clique sur « Encaisser la commande ». Déclenchement du cas d’utilisation «<text:span text:style-name="T2"> Encaisser une commande</text:span><text:span text:style-name="T4"> »</text:span></text:p>
        </text:list-item>
        <text:list-item>
          <text:p text:style-name="P12">L’utilisateur passe la commande à l’état « Livrée »</text:p>
        </text:list-item>
        <text:list-item>
          <text:p text:style-name="P13">Le système enregistre le nouvel état de la commande</text:p>
        </text:list-item>
      </text:list>
      <text:p text:style-name="P7"/>
      <text:p text:style-name="P4"/>
      <text:p text:style-name="P5">Scénario <text:span text:style-name="T1">alternatif :</text:span></text:p>
      <text:p text:style-name="P15"><text:span text:style-name="T10">4a. Le client a réglé sa commande en ligne. Étape 5.</text:span></text:p>
      <text:p text:style-name="P6"/>
      <text:p text:style-name="P5">Fin :</text:p>
      <text:p text:style-name="P8">Scénario nominal : <text:span text:style-name="T5">La commande est livrée.</text:span></text:p>
      <text:p text:style-name="P1"/>
      <text:p text:style-name="P3">Post-conditions : <text:span text:style-name="T6">La commande est à l’état « Livrée » et ne peut plus être modifié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4M2S</meta:editing-duration>
    <meta:editing-cycles>21</meta:editing-cycles>
    <meta:generator>LibreOffice/6.3.1.2$Windows_X86_64 LibreOffice_project/b79626edf0065ac373bd1df5c28bd630b4424273</meta:generator>
    <dc:date>2020-06-04T16:27:16.569000000</dc:date>
    <meta:document-statistic meta:table-count="0" meta:image-count="0" meta:object-count="0" meta:page-count="1" meta:paragraph-count="20" meta:word-count="166" meta:character-count="929" meta:non-whitespace-character-count="788"/>
  </office:meta>
</office:document-meta>
</file>